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324e" officeooo:paragraph-rsid="0013324e"/>
    </style:style>
    <style:style style:name="P2" style:family="paragraph" style:parent-style-name="Standard">
      <style:text-properties officeooo:rsid="0014808f" officeooo:paragraph-rsid="0014808f"/>
    </style:style>
    <style:style style:name="P3" style:family="paragraph" style:parent-style-name="Standard">
      <style:text-properties officeooo:rsid="0014808f" officeooo:paragraph-rsid="0016b663"/>
    </style:style>
    <style:style style:name="T1" style:family="text">
      <style:text-properties officeooo:rsid="001632c7"/>
    </style:style>
    <style:style style:name="T2" style:family="text">
      <style:text-properties officeooo:rsid="0016b6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3">In this paper we present the development of a fine mesh coupled neutronics/thermal-hydraulics framework <text:span text:style-name="T1">exclusively using opensoftware. The contributions proposed in this work go in two different directions: one is the focus on the open software approach development, a concept widely spread in many fields of knowledge but rarely explored in the nucler engineering field. The second is the use operational system shared memory as a fast and reliable storage area to couple the computational fluid dynamics (CFD) software OpenFOAM to the free and flexible reactor core analysis code. This concept of an open software coupling scheme is proven simulating a quarter of the TRIGA-IPR-R1 reactor fuel.</text:span></text:p>
      <text:p text:style-name="P3"><text:span text:style-name="T2">In order to have a realistic cross-sections variation for the model, a methodology for generating all the required two-group cross-sections data was developed using the Serpent nuclear code. The coupled simulations were performed using a simple mesh of about 5 thousand elements also generated exclusively with the use of open software. The results show this coupled system gives consistent results and encourages the use of the system with finer meshes towards the simulation a full core reactor model.</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09:37:35.941855649</meta:creation-date>
    <dc:date>2016-05-20T15:01:10.861677465</dc:date>
    <meta:editing-duration>PT1H53M57S</meta:editing-duration>
    <meta:editing-cycles>3</meta:editing-cycles>
    <meta:generator>LibreOffice/4.3.7.2$Linux_X86_64 LibreOffice_project/430$Build-2</meta:generator>
    <meta:document-statistic meta:table-count="0" meta:image-count="0" meta:object-count="0" meta:page-count="1" meta:paragraph-count="3" meta:word-count="186" meta:character-count="1208" meta:non-whitespace-character-count="1025"/>
  </office:meta>
</office:document-meta>
</file>